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1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27"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28"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29"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34"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5"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36"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37"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38"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39"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2" style:family="paragraph">
      <style:paragraph-properties fo:margin-left="0cm" fo:margin-right="0cm" fo:text-align="center" fo:text-indent="0cm"/>
      <style:text-properties fo:font-size="8pt" style:font-size-asian="8pt" style:font-size-complex="8pt"/>
    </style:style>
    <style:style style:name="P13" style:family="paragraph">
      <style:paragraph-properties fo:text-align="center"/>
      <style:text-properties fo:font-size="8pt" style:font-size-asian="8pt" style:font-size-complex="8pt"/>
    </style:style>
    <style:style style:name="P14"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6" style:family="text">
      <style:text-properties fo:font-size="8pt" style:font-size-asian="8pt" style:font-size-complex="8pt"/>
    </style:style>
    <style:style style:name="T7"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304cm" svg:height="1.889cm" draw:transform="rotate (1.58214096693256) translate (7.134cm 5.5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1.8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3.9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2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3.973cm" svg:y1="2.868cm" svg:x2="4.813cm" svg:y2="3.736cm" draw:start-shape="id1" draw:start-glue-point="1" draw:end-shape="id2" svg:d="m3973 2868h840v868">
          <text:p/>
        </draw:connector>
        <draw:connector draw:style-name="gr5" draw:text-style-name="P5" draw:layer="layout" svg:x1="5.7cm" svg:y1="4.368cm" svg:x2="7.085cm" svg:y2="3.337cm" draw:start-shape="id2" draw:start-glue-point="1" draw:end-shape="id3" draw:end-glue-point="3" svg:d="m5700 4368h709v-1031h676">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9.023cm" svg:y1="3.337cm" svg:x2="12.5cm" svg:y2="2.868cm" draw:start-shape="id3" draw:start-glue-point="1" draw:end-shape="id4" draw:end-glue-point="3" svg:d="m9023 3337h1726v-469h1751">
          <text:p/>
        </draw:connector>
        <draw:connector draw:style-name="gr6" draw:text-style-name="P5" draw:layer="layout" svg:x1="3.101cm" svg:y1="8.541cm" svg:x2="3.086cm" svg:y2="3.5cm" draw:start-shape="id5" draw:start-glue-point="0" draw:end-shape="id1" draw:end-glue-point="2" svg:d="m31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2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5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3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0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083cm" svg:y1="4.483cm" svg:x2="2.2cm" svg:y2="2.868cm" draw:start-shape="id14" draw:start-glue-point="4" draw:end-shape="id1" draw:end-glue-point="3" svg:d="m2083 4483v-1615h117">
          <text:p/>
        </draw:connector>
        <draw:connector draw:style-name="gr17" draw:text-style-name="P4" draw:layer="layout" svg:x1="2.968cm" svg:y1="5.24cm" svg:x2="4.813cm" svg:y2="5cm" draw:start-shape="id14" draw:start-glue-point="7" draw:end-shape="id2" draw:end-glue-point="2" svg:d="m29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18" draw:text-style-name="P4" draw:layer="layout" svg:x1="10.5cm" svg:y1="3.132cm" svg:x2="14.5cm" svg:y2="7.25cm" draw:start-shape="id18" draw:start-glue-point="1" draw:end-shape="id19" draw:end-glue-point="3" svg:d="m10500 3132h2000v4118h2000">
          <text:p/>
        </draw:connector>
        <draw:connector draw:style-name="gr18"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11" draw:layer="layout" svg:width="4.472cm" svg:height="2.986cm" svg:x="0.959cm" svg:y="2cm">
              <text:p text:style-name="P6"><text:span text:style-name="T5">Monitored</text:span></text:p>
              <text:p text:style-name="P6"><text:span text:style-name="T5">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1.959cm" svg:y="4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3" draw:layer="layout" svg:width="1cm" svg:height="1cm" svg:x="0.959cm" svg:y="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2.959cm" svg:y="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3.959cm" svg:y="4.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459cm" svg:y="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3"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1" draw:layer="layout" svg:width="4.472cm" svg:height="2.986cm" svg:x="1cm" svg:y="10.5cm">
              <text:p text:style-name="P6"><text:span text:style-name="T5">Monitored</text:span></text:p>
              <text:p text:style-name="P6"><text:span text:style-name="T5">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4.5cm" svg:y="11.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cm" svg:height="1cm" svg:x="1cm" svg:y="1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1.5cm" svg:y="10.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3cm" svg:y="10.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2" draw:layer="layout" svg:width="1cm" svg:height="1cm" svg:x="4cm" svg:y="1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cm" svg:height="1cm" svg:x="2.5cm" svg:y="1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2"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6"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4" draw:layer="layout" svg:x1="17.273cm" svg:y1="6.132cm" svg:x2="18.699cm" svg:y2="6.9cm" draw:start-shape="id21" draw:start-glue-point="1" draw:end-shape="id22" draw:end-glue-point="5" svg:d="m17273 6132h1426v768">
            <text:p/>
          </draw:connector>
          <draw:connector draw:style-name="gr29" draw:text-style-name="P4" draw:layer="layout" svg:x1="18.699cm" svg:y1="7.9cm" svg:x2="18.659cm" svg:y2="8.836cm" draw:start-shape="id22" draw:start-glue-point="7" draw:end-shape="id23" draw:end-glue-point="0" svg:d="m18699 7900v469h-40v467">
            <text:p/>
          </draw:connector>
          <draw:connector draw:style-name="gr29"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2" draw:text-style-name="P11" draw:layer="layout" svg:width="4.472cm" svg:height="2.986cm" svg:x="1cm" svg:y="5.5cm">
              <text:p text:style-name="P6"><text:span text:style-name="T5">Monitored</text:span></text:p>
              <text:p text:style-name="P6"><text:span text:style-name="T5">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2cm" svg:y="7.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3" draw:layer="layout" svg:width="1cm" svg:height="1cm" svg:x="1cm" svg:y="6.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3cm" svg:y="5.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4cm" svg:y="8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5cm" svg:y="6.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18" draw:text-style-name="P4" draw:layer="layout" draw:line-skew="-0.521cm" svg:x1="10.541cm" svg:y1="6.632cm" svg:x2="14.5cm" svg:y2="7.25cm" draw:start-shape="id25" draw:start-glue-point="1" draw:end-shape="id26" svg:d="m10541 6632h1459v618h2500">
          <text:p/>
        </draw:connector>
      </draw:page>
      <draw:page draw:name="page3" draw:style-name="dp1" draw:master-page-name="Domyślnie">
        <draw:custom-shape draw:style-name="gr33"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6"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35"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omyślnie">
        <draw:custom-shape draw:style-name="gr35" draw:text-style-name="P14" draw:id="id28" draw:layer="layout" svg:width="2.5cm" svg:height="1cm" svg:x="8.5cm" svg:y="2.5cm">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id="id27" draw:layer="layout" svg:width="2.5cm" svg:height="1cm" svg:x="4.5cm" svg:y="4.5cm">
          <text:p text:style-name="P1"><text:span text:style-name="T7">Active</text:span></text:p>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id="id29" draw:layer="layout" svg:width="2.5cm" svg:height="1cm" svg:x="12.5cm" svg:y="4.5cm">
          <text:p text:style-name="P1"><text:span text:style-name="T7">Passive</text:span></text:p>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7cm" svg:y1="5cm" svg:x2="9.75cm" svg:y2="3.5cm" draw:start-shape="id27" draw:start-glue-point="1" draw:end-shape="id28" draw:end-glue-point="2" svg:d="m7000 5000h2750v-1500">
          <text:p/>
        </draw:connector>
        <draw:connector draw:style-name="gr37" draw:text-style-name="P4" draw:layer="layout" svg:x1="12.5cm" svg:y1="5cm" svg:x2="9.75cm" svg:y2="3.5cm" draw:start-shape="id29" draw:start-glue-point="3" draw:end-shape="id28" draw:end-glue-point="2" svg:d="m12500 5000h-2750v-1500">
          <text:p/>
        </draw:connector>
        <draw:custom-shape draw:style-name="gr35" draw:text-style-name="P2" draw:id="id33"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4"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5"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8"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2"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6"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7"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1"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6.5cm" svg:y1="8.5cm" svg:x2="5.75cm" svg:y2="5.5cm" draw:start-shape="id30" draw:start-glue-point="3" draw:end-shape="id27" draw:end-glue-point="2" svg:d="m6500 8500h-750v-3000">
          <text:p/>
        </draw:connector>
        <draw:connector draw:style-name="gr38" draw:text-style-name="P4" draw:layer="layout" svg:x1="5cm" svg:y1="10cm" svg:x2="5.75cm" svg:y2="5.5cm" draw:start-shape="id31" draw:start-glue-point="1" draw:end-shape="id27" draw:end-glue-point="2" svg:d="m5000 10000h750v-4500">
          <text:p/>
        </draw:connector>
        <draw:connector draw:style-name="gr38" draw:text-style-name="P4" draw:layer="layout" svg:x1="6.5cm" svg:y1="10cm" svg:x2="5.75cm" svg:y2="5.5cm" draw:start-shape="id32" draw:start-glue-point="3" draw:end-shape="id27" draw:end-glue-point="2" svg:d="m6500 10000h-750v-4500">
          <text:p/>
        </draw:connector>
        <draw:connector draw:style-name="gr38" draw:text-style-name="P4" draw:layer="layout" svg:x1="14.5cm" svg:y1="7cm" svg:x2="13.75cm" svg:y2="5.5cm" draw:start-shape="id33" draw:start-glue-point="3" draw:end-shape="id29" draw:end-glue-point="2" svg:d="m14500 7000h-750v-1500">
          <text:p/>
        </draw:connector>
        <draw:connector draw:style-name="gr38" draw:text-style-name="P4" draw:layer="layout" svg:x1="13cm" svg:y1="7cm" svg:x2="13.75cm" svg:y2="5.5cm" draw:start-shape="id34" draw:start-glue-point="1" draw:end-shape="id29" draw:end-glue-point="2" svg:d="m13000 7000h750v-1500">
          <text:p/>
        </draw:connector>
        <draw:connector draw:style-name="gr38" draw:text-style-name="P4" draw:layer="layout" svg:x1="14.5cm" svg:y1="8.5cm" svg:x2="13.75cm" svg:y2="5.5cm" draw:start-shape="id35" draw:start-glue-point="3" draw:end-shape="id29" draw:end-glue-point="2" svg:d="m14500 8500h-750v-3000">
          <text:p/>
        </draw:connector>
        <draw:connector draw:style-name="gr37" draw:text-style-name="P4" draw:layer="layout" svg:x1="5cm" svg:y1="8.5cm" svg:x2="5.75cm" svg:y2="5.5cm" draw:start-shape="id36" draw:start-glue-point="1" draw:end-shape="id27" draw:end-glue-point="2" svg:d="m5000 8500h750v-3000">
          <text:p/>
        </draw:connector>
        <draw:connector draw:style-name="gr37" draw:text-style-name="P4" draw:layer="layout" svg:x1="14.5cm" svg:y1="10cm" svg:x2="13.75cm" svg:y2="5.5cm" draw:start-shape="id37" draw:start-glue-point="3" draw:end-shape="id29" draw:end-glue-point="2" svg:d="m14500 10000h-750v-4500">
          <text:p/>
        </draw:connector>
        <draw:rect draw:style-name="gr36"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35" draw:text-style-name="P2" draw:id="id30"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svg:x1="5cm" svg:y1="7cm" svg:x2="5.75cm" svg:y2="5.5cm" draw:start-shape="id38" draw:start-glue-point="1" draw:end-shape="id27" draw:end-glue-point="2" svg:d="m5000 7000h750v-1500">
          <text:p/>
        </draw:connector>
        <draw:custom-shape draw:style-name="gr35" draw:text-style-name="P2" draw:id="id39"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6.5cm" svg:y1="7cm" svg:x2="5.75cm" svg:y2="5.5cm" draw:start-shape="id39" draw:start-glue-point="3" draw:end-shape="id27" draw:end-glue-point="2" svg:d="m6500 7000h-750v-1500">
          <text:p/>
        </draw:connector>
        <draw:custom-shape draw:style-name="gr35" draw:text-style-name="P2" draw:id="id40"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5cm" svg:y1="11.5cm" svg:x2="5.75cm" svg:y2="5.5cm" draw:start-shape="id40" draw:start-glue-point="1" draw:end-shape="id27"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19T23:20:03.56</dc:date>
    <dc:creator>Tomasz Sikora</dc:creator>
    <meta:editing-duration>PT06H30M48S</meta:editing-duration>
    <meta:editing-cycles>72</meta:editing-cycles>
    <meta:generator>OpenOffice.org/3.1$Win32 OpenOffice.org_project/310m19$Build-9420</meta:generator>
    <meta:document-statistic meta:object-count="152"/>
  </office:meta>
</office:document-meta>
</file>